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adpis1">
      <style:text-properties fo:font-variant="normal" fo:text-transform="none" style:font-name="Times New Roman" fo:font-size="26pt" fo:font-weight="bold" officeooo:rsid="0117c0dc" officeooo:paragraph-rsid="0117c0dc" style:font-name-asian="Microsoft YaHei" style:font-size-asian="14pt" style:font-name-complex="Lucida Sans" style:font-size-complex="14pt"/>
    </style:style>
    <style:style style:name="P2" style:family="paragraph" style:parent-style-name="Nadpis2">
      <style:text-properties officeooo:rsid="0117c0dc" officeooo:paragraph-rsid="0117c0dc"/>
    </style:style>
    <style:style style:name="P3" style:family="paragraph" style:parent-style-name="text">
      <style:text-properties officeooo:rsid="0117c0dc" officeooo:paragraph-rsid="0117c0dc"/>
    </style:style>
    <style:style style:name="P4" style:family="paragraph" style:parent-style-name="text" style:list-style-name="L1">
      <style:text-properties officeooo:paragraph-rsid="0117c0dc"/>
    </style:style>
    <style:style style:name="P5" style:family="paragraph" style:parent-style-name="text" style:list-style-name="L1">
      <style:text-properties officeooo:rsid="0117c0dc" officeooo:paragraph-rsid="0117c0dc"/>
    </style:style>
    <style:style style:name="P6" style:family="paragraph" style:parent-style-name="text" style:list-style-name="L2">
      <style:text-properties officeooo:rsid="0117c0dc" officeooo:paragraph-rsid="0117c0dc"/>
    </style:style>
    <style:style style:name="P7" style:family="paragraph" style:parent-style-name="text" style:list-style-name="L2">
      <style:text-properties officeooo:paragraph-rsid="0117c0dc"/>
    </style:style>
    <style:style style:name="P8" style:family="paragraph" style:parent-style-name="text" style:list-style-name="L2">
      <style:text-properties officeooo:rsid="0118596a" officeooo:paragraph-rsid="0118596a"/>
    </style:style>
    <style:style style:name="P9" style:family="paragraph" style:parent-style-name="text" style:list-style-name="L2">
      <style:text-properties officeooo:rsid="01188891" officeooo:paragraph-rsid="01188891"/>
    </style:style>
    <style:style style:name="P10" style:family="paragraph" style:parent-style-name="text" style:list-style-name="L2">
      <style:text-properties fo:font-weight="bold" officeooo:rsid="0118d20d" officeooo:paragraph-rsid="0118d20d" style:font-weight-asian="bold" style:font-weight-complex="bold"/>
    </style:style>
    <style:style style:name="P11" style:family="paragraph" style:parent-style-name="text" style:list-style-name="L2">
      <style:text-properties fo:font-weight="normal" officeooo:rsid="011a89e8" officeooo:paragraph-rsid="011a89e8" style:font-weight-asian="normal" style:font-weight-complex="normal"/>
    </style:style>
    <style:style style:name="P12" style:family="paragraph" style:parent-style-name="text" style:list-style-name="L2">
      <style:text-properties officeooo:rsid="011c771f" officeooo:paragraph-rsid="011c771f"/>
    </style:style>
    <style:style style:name="P13" style:family="paragraph" style:parent-style-name="text" style:list-style-name="L3"/>
    <style:style style:name="P14" style:family="paragraph" style:parent-style-name="text" style:list-style-name="L3">
      <style:text-properties officeooo:rsid="0120f0f9" officeooo:paragraph-rsid="0120f0f9"/>
    </style:style>
    <style:style style:name="P15" style:family="paragraph" style:parent-style-name="text" style:list-style-name="L3">
      <style:text-properties officeooo:rsid="0120f0f9" officeooo:paragraph-rsid="012401c6"/>
    </style:style>
    <style:style style:name="P16" style:family="paragraph" style:parent-style-name="text" style:list-style-name="L3">
      <style:text-properties officeooo:rsid="012401c6" officeooo:paragraph-rsid="012401c6"/>
    </style:style>
    <style:style style:name="T1" style:family="text">
      <style:text-properties officeooo:rsid="0117c0dc"/>
    </style:style>
    <style:style style:name="T2" style:family="text">
      <style:text-properties style:font-name="Times New Roman" officeooo:rsid="0117c0dc" style:font-size-asian="10.5pt"/>
    </style:style>
    <style:style style:name="T3" style:family="text">
      <style:text-properties officeooo:rsid="0121be5b"/>
    </style:style>
    <style:style style:name="T4" style:family="text">
      <style:text-properties officeooo:rsid="012401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větová literatura <text:s/>2. pol 20.století</text:p>
      <text:list xml:id="list474297060" text:style-name="L1">
        <text:list-item>
          <text:p text:style-name="P5">Reakce na 2. sv. Válku</text:p>
        </text:list-item>
        <text:list-item>
          <text:p text:style-name="P5"/>
          <text:list>
            <text:list-item>
              <text:p text:style-name="P5">Bídnická vlna</text:p>
            </text:list-item>
            <text:list-item>
              <text:p text:style-name="P4"><text:span text:style-name="T1">Rozhn</text:span><text:span text:style-name="T2">ě</text:span><text:span text:style-name="T1">vaní mladí muži</text:span></text:p>
            </text:list-item>
          </text:list>
        </text:list-item>
        <text:list-item>
          <text:p text:style-name="P5">Experimentování</text:p>
          <text:list>
            <text:list-item>
              <text:p text:style-name="P5">Kompozice</text:p>
            </text:list-item>
            <text:list-item>
              <text:p text:style-name="P5">Proud vědomí</text:p>
            </text:list-item>
          </text:list>
        </text:list-item>
        <text:list-item>
          <text:p text:style-name="P5">Mýty, legendy</text:p>
          <text:list>
            <text:list-item>
              <text:p text:style-name="P5">Magický realismus</text:p>
            </text:list-item>
          </text:list>
        </text:list-item>
      </text:list>
      <text:p text:style-name="P2">2. světová válka v literatuře</text:p>
      <text:list xml:id="list2247104354" text:style-name="L2">
        <text:list-item>
          <text:p text:style-name="P6">zpracováváno až do současnosti</text:p>
        </text:list-item>
        <text:list-item>
          <text:p text:style-name="P6">Liší se pojetí východní a západní</text:p>
          <text:list>
            <text:list-item>
              <text:p text:style-name="P6">Východ (Rusko)</text:p>
              <text:list>
                <text:list-item>
                  <text:p text:style-name="P6">černobílí hrdinové</text:p>
                </text:list-item>
                <text:list-item>
                  <text:p text:style-name="P7"><text:span text:style-name="T1">oslava výtěž</text:span><text:span text:style-name="T2">ství</text:span></text:p>
                </text:list-item>
                <text:list-item>
                  <text:p text:style-name="P6">pompézní bitvy</text:p>
                </text:list-item>
                <text:list-item>
                  <text:p text:style-name="P6">dokumentární</text:p>
                </text:list-item>
              </text:list>
            </text:list-item>
            <text:list-item>
              <text:p text:style-name="P6">Západ (Německo + Západní mocnosti)</text:p>
              <text:list>
                <text:list-item>
                  <text:p text:style-name="P6">Hrůzy války</text:p>
                  <text:list>
                    <text:list-item>
                      <text:p text:style-name="P6">I v zákulisí</text:p>
                    </text:list-item>
                  </text:list>
                </text:list-item>
                <text:list-item>
                  <text:p text:style-name="P6">plastický obraz</text:p>
                </text:list-item>
                <text:list-item>
                  <text:p text:style-name="P6">Zachycení strádání civilistů</text:p>
                </text:list-item>
                <text:list-item>
                  <text:p text:style-name="P6">černý humor; satyra</text:p>
                </text:list-item>
              </text:list>
            </text:list-item>
          </text:list>
        </text:list-item>
      </text:list>
      <text:p text:style-name="P3"/>
      <text:list xml:id="list112056358560427" text:continue-numbering="true" text:style-name="L2">
        <text:list-item>
          <text:p text:style-name="P6">Gunter Grass</text:p>
          <text:list>
            <text:list-item>
              <text:p text:style-name="P6">Němec</text:p>
            </text:list-item>
            <text:list-item>
              <text:p text:style-name="P6">Nobelova cena</text:p>
            </text:list-item>
            <text:list-item>
              <text:p text:style-name="P6">Demokraticky</text:p>
            </text:list-item>
            <text:list-item>
              <text:p text:style-name="P6">Protiválečně zaměřený</text:p>
            </text:list-item>
            <text:list-item>
              <text:p text:style-name="P6">Proti rasismu a totallitám</text:p>
            </text:list-item>
            <text:list-item>
              <text:p text:style-name="P6">Absurdní drama</text:p>
            </text:list-item>
            <text:list-item>
              <text:p text:style-name="P6">Romány; novely</text:p>
            </text:list-item>
            <text:list-item>
              <text:p text:style-name="P6">pikarestní romány</text:p>
            </text:list-item>
            <text:list-item>
              <text:p text:style-name="P6">navazuje na různé autory</text:p>
            </text:list-item>
            <text:list-item>
              <text:p text:style-name="P6">experimentální styly</text:p>
            </text:list-item>
            <text:list-item>
              <text:p text:style-name="P8">román Při loupání cibule</text:p>
              <text:list>
                <text:list-item>
                  <text:p text:style-name="P8">přiznání, že jako mladý vstoupil do SS</text:p>
                  <text:list>
                    <text:list-item>
                      <text:p text:style-name="P8">vyčítáno (je to ale moc zjednodušené)</text:p>
                    </text:list-item>
                    <text:list-item>
                      <text:p text:style-name="P8">vystoupil před prodejem této knihy (zviditelnění?)</text:p>
                    </text:list-item>
                  </text:list>
                </text:list-item>
              </text:list>
            </text:list-item>
            <text:list-item>
              <text:p text:style-name="P8">Gdaňská trilogie</text:p>
              <text:list>
                <text:list-item>
                  <text:p text:style-name="P8">román Plechový bubínek</text:p>
                  <text:list>
                    <text:list-item>
                      <text:p text:style-name="P8">pikarestní román <text:s/>+ magicky realismus</text:p>
                    </text:list-item>
                    <text:list-item>
                      <text:p text:style-name="P8">prolínání věcí reálných a smyšlených.</text:p>
                    </text:list-item>
                    <text:list-item>
                      <text:p text:style-name="P8">Oskar Matzerát</text:p>
                      <text:list>
                        <text:list-item>
                          <text:p text:style-name="P8">nechce být za své činy zodpovědný</text:p>
                        </text:list-item>
                        <text:list-item>
                          <text:p text:style-name="P8">ve třech letech úmyslně spadne ze schodů a tím si zastaví růst</text:p>
                        </text:list-item>
                        <text:list-item>
                          <text:p text:style-name="P8">dostal bubínek, kterým umí manipulovat lidi v okolí (symbolická rovina)</text:p>
                        </text:list-item>
                        <text:list-item>
                          <text:p text:style-name="P8"><text:soft-page-break/>uměl roztříštit sklo ječením </text:p>
                          <text:list>
                            <text:list-item>
                              <text:p text:style-name="P8">využíval pro svůj prospěch</text:p>
                            </text:list-item>
                          </text:list>
                        </text:list-item>
                        <text:list-item>
                          <text:p text:style-name="P8">prožívá život v Gdaňsku až do války</text:p>
                        </text:list-item>
                        <text:list-item>
                          <text:p text:style-name="P8">Jako trpaslík patřím mezi „méně cenné“</text:p>
                        </text:list-item>
                        <text:list-item>
                          <text:p text:style-name="P8">má podíl na smrti několika blízkých lidí</text:p>
                        </text:list-item>
                        <text:list-item>
                          <text:p text:style-name="P8">konec života v ústavu pro choromyslné</text:p>
                        </text:list-item>
                      </text:list>
                    </text:list-item>
                    <text:list-item>
                      <text:p text:style-name="P9">Autor přechází klidně mezi Ich a Er formou</text:p>
                      <text:list>
                        <text:list-item>
                          <text:p text:style-name="P9">Většinou bez důvodu (chybí systém)</text:p>
                        </text:list-item>
                      </text:list>
                    </text:list-item>
                    <text:list-item>
                      <text:p text:style-name="P9">V průběhu děje 2. sv válka</text:p>
                    </text:list-item>
                    <text:list-item>
                      <text:p text:style-name="P9">Život po válce</text:p>
                    </text:list-item>
                    <text:list-item>
                      <text:p text:style-name="P10">úryvek 111</text:p>
                      <text:list>
                        <text:list-item>
                          <text:p text:style-name="P11">dlouhé věty vs. Větné kvivalenty</text:p>
                        </text:list-item>
                      </text:list>
                    </text:list-item>
                  </text:list>
                </text:list-item>
                <text:list-item>
                  <text:p text:style-name="P8">novela Kočka a myš</text:p>
                </text:list-item>
                <text:list-item>
                  <text:p text:style-name="P8">román Psí léta</text:p>
                </text:list-item>
              </text:list>
            </text:list-item>
          </text:list>
        </text:list-item>
        <text:list-item>
          <text:p text:style-name="P12">Wiliam Styron</text:p>
          <text:list>
            <text:list-item>
              <text:p text:style-name="P12">Jižanská literatura</text:p>
            </text:list-item>
            <text:list-item>
              <text:p text:style-name="P12">Sophiina volba</text:p>
              <text:list>
                <text:list-item>
                  <text:p text:style-name="P12">Spojení Nathana A Sophie</text:p>
                </text:list-item>
                <text:list-item>
                  <text:p text:style-name="P12">Nathan je nemocný</text:p>
                  <text:list>
                    <text:list-item>
                      <text:p text:style-name="P12">přestává chodit do práce</text:p>
                    </text:list-item>
                  </text:list>
                </text:list-item>
                <text:list-item>
                  <text:p text:style-name="P12">Sophie</text:p>
                  <text:list>
                    <text:list-item>
                      <text:p text:style-name="P12">z Polska</text:p>
                    </text:list-item>
                    <text:list-item>
                      <text:p text:style-name="P12">z protižidovky zaměřené rodiny</text:p>
                      <text:list>
                        <text:list-item>
                          <text:p text:style-name="P12">otec sympatizoval s Nacizmy</text:p>
                        </text:list-item>
                        <text:list-item>
                          <text:p text:style-name="P12">byla vdaná</text:p>
                        </text:list-item>
                      </text:list>
                    </text:list-item>
                  </text:list>
                </text:list-item>
                <text:list-item>
                  <text:p text:style-name="P12">Kompozice chronologická</text:p>
                  <text:list>
                    <text:list-item>
                      <text:p text:style-name="P12">V tom retrospektivní pasáže na přeskáčku</text:p>
                    </text:list-item>
                  </text:list>
                </text:list-item>
                <text:list-item>
                  <text:p text:style-name="P12">Stingo je do ní zamilovaný</text:p>
                </text:list-item>
              </text:list>
            </text:list-item>
          </text:list>
        </text:list-item>
      </text:list>
      <text:p text:style-name="Nadpis1"><text:s/>John Osborne, Kingsley Amis, termín univerzitní román</text:p>
      <text:list xml:id="list509301941" text:style-name="L3">
        <text:list-item>
          <text:p text:style-name="P13">úryvek z románu Šťastný Jim</text:p>
          <text:list>
            <text:list-item>
              <text:p text:style-name="P14">Welch</text:p>
              <text:list>
                <text:list-item>
                  <text:p text:style-name="P14">Profesor</text:p>
                </text:list-item>
                <text:list-item>
                  <text:p text:style-name="P16">Učí dějepis</text:p>
                </text:list-item>
                <text:list-item>
                  <text:p text:style-name="P16">Rád vypráví historky</text:p>
                </text:list-item>
                <text:list-item>
                  <text:p text:style-name="P16">Starší</text:p>
                </text:list-item>
                <text:list-item>
                  <text:p text:style-name="P14">Hudebník (hraje na dulcián)</text:p>
                  <text:list>
                    <text:list-item>
                      <text:p text:style-name="P16">pyšný na hudbu</text:p>
                    </text:list-item>
                  </text:list>
                </text:list-item>
                <text:list-item>
                  <text:p text:style-name="P15">K<text:span text:style-name="T4">ritický</text:span></text:p>
                </text:list-item>
                <text:list-item>
                  <text:p text:style-name="P15"><text:span text:style-name="T4">Sebestředný </text:span></text:p>
                </text:list-item>
                <text:list-item>
                  <text:p text:style-name="P14">Spolu s ženou se starají o někoho nem<text:span text:style-name="T3">o</text:span>cného</text:p>
                </text:list-item>
              </text:list>
            </text:list-item>
            <text:list-item>
              <text:p text:style-name="P14">Dixon</text:p>
              <text:list>
                <text:list-item>
                  <text:p text:style-name="P16">Asistent</text:p>
                </text:list-item>
                <text:list-item>
                  <text:p text:style-name="P16">Ambiciózní</text:p>
                </text:list-item>
                <text:list-item>
                  <text:p text:style-name="P14">Podlézavý</text:p>
                  <text:list>
                    <text:list-item>
                      <text:p text:style-name="P14">Snaží se spřátelit s profesorem kvůli výhodám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Varela Round" svg:font-family="'Varela Round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style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style:contextual-spacing="true" style:page-number="auto" style:shadow="none" style:writing-mode="page">
        <style:tab-stops/>
      </style:paragraph-properties>
      <style:text-properties fo:font-variant="normal" fo:text-transform="non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style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83in" fo:margin-bottom="0.1228in" style:contextual-spacing="false" fo:line-height="100%" style:writing-mode="page"/>
      <style:text-properties fo:color="#0066cc" loext:opacity="100%" style:font-name="Varela Round" fo:font-family="'Varela Round'" style:font-pitch="variable" fo:font-size="17pt" fo:language="cs" fo:country="CZ" fo:font-style="normal" fo:font-weight="normal" officeooo:rsid="001ddfcc" style:font-size-asian="17pt" style:font-style-asian="normal" style:font-weight-asian="normal" style:font-size-complex="17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3T19:36:35.122000000</meta:creation-date>
    <dc:date>2021-01-06T11:20:55.430690370</dc:date>
    <meta:editing-duration>P3DT22H5M9S</meta:editing-duration>
    <meta:editing-cycles>92</meta:editing-cycles>
    <meta:generator>LibreOffice/7.0.4.2$Linux_X86_64 LibreOffice_project/00$Build-2</meta:generator>
    <meta:document-statistic meta:table-count="0" meta:image-count="0" meta:object-count="0" meta:page-count="2" meta:paragraph-count="92" meta:word-count="407" meta:character-count="2140" meta:non-whitespace-character-count="1908"/>
  </office:meta>
</office:document-meta>
</file>